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ileVie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ileView</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tileview.html" text:style-name="Internet_20_link" text:visited-style-name="Visited_20_Internet_20_Link">link</text:a>)</text:p>

            
                <text:list xml:id="list_TileView2" text:continue-numbering="true" text:continue-list="list_TileVie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ileView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ileView4" text:continue-numbering="true" text:continue-list="list_TileView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ileView5" text:continue-numbering="true" text:continue-list="list_TileView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ileView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ileView7" text:continue-numbering="true" text:continue-list="list_TileView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ileView8" text:continue-numbering="true" text:continue-list="list_TileView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ileView9" text:continue-numbering="true" text:continue-list="list_TileView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ileView10" text:continue-numbering="true" text:continue-list="list_TileView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ileView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ileView12" text:continue-numbering="true" text:continue-list="list_TileView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ileView13" text:continue-numbering="true" text:continue-list="list_TileView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ileView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ileView15" text:continue-numbering="true" text:continue-list="list_TileView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ileView16" text:continue-numbering="true" text:continue-list="list_TileView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ileView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ileView18" text:continue-numbering="true" text:continue-list="list_TileView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ileView19" text:continue-numbering="true" text:continue-list="list_TileView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ileView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TileView21" text:continue-numbering="true" text:continue-list="list_TileView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ileView22" text:continue-numbering="true" text:continue-list="list_TileView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ileView23" text:continue-numbering="true" text:continue-list="list_TileView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ileView24" text:continue-numbering="true" text:continue-list="list_TileView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ileView25" text:continue-numbering="true" text:continue-list="list_TileView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ileView26" text:continue-numbering="true" text:continue-list="list_TileView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ileView27" text:continue-numbering="true" text:continue-list="list_TileView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ileView28" text:continue-numbering="true" text:continue-list="list_TileView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ileView29" text:continue-numbering="true" text:continue-list="list_TileView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ileView30" text:continue-numbering="true" text:continue-list="list_TileView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ileView31" text:continue-numbering="true" text:continue-list="list_TileView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ileView32" text:continue-numbering="true" text:continue-list="list_TileView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ileView33" text:continue-numbering="true" text:continue-list="list_TileView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ileView34" text:continue-numbering="true" text:continue-list="list_TileView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ileView35" text:continue-numbering="true" text:continue-list="list_TileView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ileView36" text:continue-numbering="true" text:continue-list="list_TileView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ileView37" text:continue-numbering="true" text:continue-list="list_TileView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ileView38" text:continue-numbering="true" text:continue-list="list_TileView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ileView39" text:continue-numbering="true" text:continue-list="list_TileView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ileView40" text:continue-numbering="true" text:continue-list="list_TileView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ileView41" text:continue-numbering="true" text:continue-list="list_TileView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ileView42" text:continue-numbering="true" text:continue-list="list_TileView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ileView43" text:continue-numbering="true" text:continue-list="list_TileView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ileView44" text:continue-numbering="true" text:continue-list="list_TileView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ileView45" text:continue-numbering="true" text:continue-list="list_TileView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ileView46" text:continue-numbering="true" text:continue-list="list_TileView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ileView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ileView48" text:continue-numbering="true" text:continue-list="list_TileView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ileView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ileView50" text:continue-numbering="true" text:continue-list="list_TileView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ileView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ileView52" text:continue-numbering="true" text:continue-list="list_TileView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ileView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ileView54" text:continue-numbering="true" text:continue-list="list_TileView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ileView55" text:continue-numbering="true" text:continue-list="list_TileView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ileView56" text:continue-numbering="true" text:continue-list="list_TileView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ileView57" text:continue-numbering="true" text:continue-list="list_TileView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ileView58" text:continue-numbering="true" text:continue-list="list_TileView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ileView59" text:continue-numbering="true" text:continue-list="list_TileView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ileView60" text:continue-numbering="true" text:continue-list="list_TileView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ileView61" text:continue-numbering="true" text:continue-list="list_TileView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ileView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ileView63" text:continue-numbering="true" text:continue-list="list_TileView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ileView64" text:continue-numbering="true" text:continue-list="list_TileView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ileView65" text:continue-numbering="true" text:continue-list="list_TileView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